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ntrolDeVersiones" style:family="table">
      <style:table-properties style:width="17.59cm" fo:break-before="page" table:align="margins"/>
    </style:style>
    <style:style style:name="ControlDeVersiones.A" style:family="table-column">
      <style:table-column-properties style:column-width="5.863cm" style:rel-column-width="21845*"/>
    </style:style>
    <style:style style:name="ControlDe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rolDeVersiones.C1" style:family="table-cell">
      <style:table-cell-properties fo:padding="0.097cm" fo:border="0.05pt solid #000000"/>
    </style:style>
    <style:style style:name="ControlDeVersiones.A2" style:family="table-cell">
      <style:table-cell-properties fo:padding="0.097cm" fo:border-left="0.05pt solid #000000" fo:border-right="none" fo:border-top="none" fo:border-bottom="0.05pt solid #000000"/>
    </style:style>
    <style:style style:name="ControlDe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0f4191"/>
    </style:style>
    <style:style style:name="P2" style:family="paragraph" style:parent-style-name="Standard">
      <style:paragraph-properties fo:text-align="start" style:justify-single-word="false"/>
      <style:text-properties officeooo:rsid="000f4191" officeooo:paragraph-rsid="000f4191"/>
    </style:style>
    <style:style style:name="P3" style:family="paragraph" style:parent-style-name="Standard">
      <style:paragraph-properties fo:text-align="start" style:justify-single-word="false"/>
      <style:text-properties officeooo:rsid="0012a127" officeooo:paragraph-rsid="0012a127"/>
    </style:style>
    <style:style style:name="P4" style:family="paragraph" style:parent-style-name="Standard">
      <style:paragraph-properties fo:text-align="start" style:justify-single-word="false"/>
      <style:text-properties officeooo:rsid="00153221" officeooo:paragraph-rsid="00153221"/>
    </style:style>
    <style:style style:name="P5" style:family="paragraph" style:parent-style-name="Standard">
      <style:paragraph-properties fo:text-align="start" style:justify-single-word="false"/>
      <style:text-properties officeooo:rsid="001629c0" officeooo:paragraph-rsid="001629c0"/>
    </style:style>
    <style:style style:name="P6" style:family="paragraph" style:parent-style-name="Standard">
      <style:paragraph-properties fo:text-align="start" style:justify-single-word="false"/>
      <style:text-properties officeooo:rsid="001c2ba6" officeooo:paragraph-rsid="001c2ba6"/>
    </style:style>
    <style:style style:name="P7" style:family="paragraph" style:parent-style-name="Standard">
      <style:paragraph-properties fo:text-align="center" style:justify-single-word="false"/>
      <style:text-properties officeooo:paragraph-rsid="00354b2f"/>
    </style:style>
    <style:style style:name="P8" style:family="paragraph" style:parent-style-name="Table_20_Contents">
      <style:paragraph-properties fo:text-align="start" style:justify-single-word="false"/>
      <style:text-properties officeooo:rsid="001ff93e" officeooo:paragraph-rsid="001ff93e"/>
    </style:style>
    <style:style style:name="P9" style:family="paragraph" style:parent-style-name="Table_20_Contents">
      <style:paragraph-properties fo:text-align="start" style:justify-single-word="false"/>
      <style:text-properties officeooo:rsid="0020129a" officeooo:paragraph-rsid="0020129a"/>
    </style:style>
    <style:style style:name="P10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P11" style:family="paragraph" style:parent-style-name="Frame_20_contents">
      <style:paragraph-properties fo:text-align="start" style:justify-single-word="false"/>
      <style:text-properties officeooo:rsid="0015dcaa" officeooo:paragraph-rsid="00260524"/>
    </style:style>
    <style:style style:name="P12" style:family="paragraph" style:parent-style-name="Frame_20_contents">
      <style:paragraph-properties fo:text-align="start" style:justify-single-word="false"/>
      <style:text-properties officeooo:rsid="0015dcaa" officeooo:paragraph-rsid="00265e5d"/>
    </style:style>
    <style:style style:name="P13" style:family="paragraph" style:parent-style-name="Frame_20_contents">
      <style:paragraph-properties fo:text-align="start" style:justify-single-word="false"/>
      <style:text-properties officeooo:rsid="0015dcaa" officeooo:paragraph-rsid="0026c241"/>
    </style:style>
    <style:style style:name="P14" style:family="paragraph" style:parent-style-name="Frame_20_contents">
      <style:paragraph-properties fo:text-align="start" style:justify-single-word="false"/>
      <style:text-properties officeooo:rsid="0015dcaa" officeooo:paragraph-rsid="0033260b"/>
    </style:style>
    <style:style style:name="P15" style:family="paragraph" style:parent-style-name="Frame_20_contents">
      <style:paragraph-properties fo:text-align="start" style:justify-single-word="false"/>
      <style:text-properties officeooo:rsid="0015dcaa" officeooo:paragraph-rsid="003391c3"/>
    </style:style>
    <style:style style:name="P16" style:family="paragraph" style:parent-style-name="Frame_20_contents">
      <style:paragraph-properties fo:text-align="start" style:justify-single-word="false"/>
      <style:text-properties officeooo:rsid="0015dcaa" officeooo:paragraph-rsid="003548bf"/>
    </style:style>
    <style:style style:name="P17" style:family="paragraph" style:parent-style-name="Frame_20_contents">
      <style:paragraph-properties fo:text-align="start" style:justify-single-word="false"/>
      <style:text-properties officeooo:rsid="0015dcaa" officeooo:paragraph-rsid="00329823"/>
    </style:style>
    <style:style style:name="P18" style:family="paragraph" style:parent-style-name="Frame_20_contents">
      <style:paragraph-properties fo:text-align="start" style:justify-single-word="false"/>
      <style:text-properties officeooo:rsid="0015dcaa" officeooo:paragraph-rsid="003856ee"/>
    </style:style>
    <style:style style:name="P19" style:family="paragraph" style:parent-style-name="Frame_20_contents">
      <style:paragraph-properties fo:text-align="start" style:justify-single-word="false"/>
      <style:text-properties officeooo:rsid="0015dcaa" officeooo:paragraph-rsid="003946a5"/>
    </style:style>
    <style:style style:name="P20" style:family="paragraph" style:parent-style-name="Frame_20_contents">
      <style:paragraph-properties fo:text-align="start" style:justify-single-word="false"/>
      <style:text-properties officeooo:rsid="00174b0b" officeooo:paragraph-rsid="00174b0b"/>
    </style:style>
    <style:style style:name="P21" style:family="paragraph" style:parent-style-name="Frame_20_contents">
      <style:paragraph-properties fo:text-align="start" style:justify-single-word="false"/>
      <style:text-properties officeooo:rsid="0018fdac" officeooo:paragraph-rsid="0018fdac"/>
    </style:style>
    <style:style style:name="P22" style:family="paragraph" style:parent-style-name="Frame_20_contents">
      <style:paragraph-properties fo:text-align="start" style:justify-single-word="false"/>
      <style:text-properties officeooo:rsid="001acb7f" officeooo:paragraph-rsid="001acb7f"/>
    </style:style>
    <style:style style:name="P23" style:family="paragraph" style:parent-style-name="Frame_20_contents">
      <style:paragraph-properties fo:text-align="start" style:justify-single-word="false"/>
      <style:text-properties officeooo:rsid="001b0468" officeooo:paragraph-rsid="001b0468"/>
    </style:style>
    <style:style style:name="P24" style:family="paragraph" style:parent-style-name="Frame_20_contents">
      <style:paragraph-properties fo:text-align="start" style:justify-single-word="false"/>
      <style:text-properties officeooo:rsid="001c2ba6" officeooo:paragraph-rsid="001c2ba6"/>
    </style:style>
    <style:style style:name="P25" style:family="paragraph" style:parent-style-name="Frame_20_contents">
      <style:paragraph-properties fo:text-align="start" style:justify-single-word="false"/>
      <style:text-properties officeooo:rsid="001e1ce4" officeooo:paragraph-rsid="001e1ce4"/>
    </style:style>
    <style:style style:name="P26" style:family="paragraph" style:parent-style-name="Standard">
      <style:paragraph-properties fo:text-align="start" style:justify-single-word="false" fo:break-before="page"/>
      <style:text-properties officeooo:rsid="001c2ba6" officeooo:paragraph-rsid="001c2ba6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0f9704" officeooo:paragraph-rsid="000f9704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10189e" officeooo:paragraph-rsid="0010189e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118e0f" officeooo:paragraph-rsid="00118e0f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2823ff" officeooo:paragraph-rsid="002823ff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12a127" officeooo:paragraph-rsid="0012a127"/>
    </style:style>
    <style:style style:name="T1" style:family="text">
      <style:text-properties officeooo:rsid="000f4191"/>
    </style:style>
    <style:style style:name="T2" style:family="text">
      <style:text-properties officeooo:rsid="001b63b8"/>
    </style:style>
    <style:style style:name="T3" style:family="text">
      <style:text-properties officeooo:rsid="0029aff0"/>
    </style:style>
    <style:style style:name="T4" style:family="text">
      <style:text-properties officeooo:rsid="002b89cc"/>
    </style:style>
    <style:style style:name="T5" style:family="text">
      <style:text-properties officeooo:rsid="002c0382"/>
    </style:style>
    <style:style style:name="T6" style:family="text">
      <style:text-properties officeooo:rsid="000f9704"/>
    </style:style>
    <style:style style:name="T7" style:family="text">
      <style:text-properties officeooo:rsid="00260524"/>
    </style:style>
    <style:style style:name="T8" style:family="text">
      <style:text-properties officeooo:rsid="002e19ce"/>
    </style:style>
    <style:style style:name="T9" style:family="text">
      <style:text-properties officeooo:rsid="00265e5d"/>
    </style:style>
    <style:style style:name="T10" style:family="text">
      <style:text-properties officeooo:rsid="002e38c6"/>
    </style:style>
    <style:style style:name="T11" style:family="text">
      <style:text-properties officeooo:rsid="0010189e"/>
    </style:style>
    <style:style style:name="T12" style:family="text">
      <style:text-properties officeooo:rsid="0027c45d"/>
    </style:style>
    <style:style style:name="T13" style:family="text">
      <style:text-properties officeooo:rsid="00390cfc"/>
    </style:style>
    <style:style style:name="T14" style:family="text">
      <style:text-properties officeooo:rsid="0043cd09"/>
    </style:style>
    <style:style style:name="T15" style:family="text">
      <style:text-properties officeooo:rsid="006a1b37"/>
    </style:style>
    <style:style style:name="T16" style:family="text">
      <style:text-properties officeooo:rsid="006d0d6a"/>
    </style:style>
    <style:style style:name="T17" style:family="text">
      <style:text-properties officeooo:rsid="006d9e56"/>
    </style:style>
    <style:style style:name="T18" style:family="text">
      <style:text-properties officeooo:rsid="006f148c"/>
    </style:style>
    <style:style style:name="T19" style:family="text">
      <style:text-properties officeooo:rsid="0012a127"/>
    </style:style>
    <style:style style:name="T20" style:family="text">
      <style:text-properties officeooo:rsid="00760a03"/>
    </style:style>
    <style:style style:name="T21" style:family="text">
      <style:text-properties officeooo:rsid="00308dd5"/>
    </style:style>
    <style:style style:name="T22" style:family="text">
      <style:text-properties officeooo:rsid="00329823"/>
    </style:style>
    <style:style style:name="T23" style:family="text">
      <style:text-properties officeooo:rsid="0033dae3"/>
    </style:style>
    <style:style style:name="T24" style:family="text">
      <style:text-properties officeooo:rsid="00354b2f"/>
    </style:style>
    <style:style style:name="T25" style:family="text">
      <style:text-properties officeooo:rsid="00370daf"/>
    </style:style>
    <style:style style:name="T26" style:family="text">
      <style:text-properties officeooo:rsid="003856ee"/>
    </style:style>
    <style:style style:name="T27" style:family="text">
      <style:text-properties officeooo:rsid="003946a5"/>
    </style:style>
    <style:style style:name="T28" style:family="text">
      <style:text-properties officeooo:rsid="003a5623"/>
    </style:style>
    <style:style style:name="fr1" style:family="graphic" style:parent-style-name="Frame">
      <style:graphic-properties style:vertical-pos="top" style:vertical-rel="baseline" loext:rel-width-rel="paragraph"/>
    </style:style>
    <style:style style:name="fr2" style:family="graphic" style:parent-style-name="Frame">
      <style:graphic-properties style:vertical-pos="from-top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span text:style-name="T1">Acta de la séptima reunión del TFG</text:span></text:p>
      <text:p text:style-name="P1"/>
      <text:p text:style-name="P2"><text:span text:style-name="T5">Orden</text:span> del día:</text:p>
      <text:list xml:id="list2403123736" text:style-name="L1">
        <text:list-item>
          <text:p text:style-name="P27">Experiencias aprendidas en la realización de las actividades esta semana.</text:p>
        </text:list-item>
        <text:list-item>
          <text:p text:style-name="P27">Comprobación del progreso de la <text:span text:style-name="T24">sexta</text:span> iteración.</text:p>
        </text:list-item>
        <text:list-item>
          <text:p text:style-name="P28">(En el caso de decidirse la <text:span text:style-name="T24">sexta </text:span>iteración como terminada) Definición de la <text:span text:style-name="T24">séptima</text:span> iteración.</text:p>
        </text:list-item>
        <text:list-item>
          <text:p text:style-name="P29">Análisis de las actividades, riesgos y aspectos pertinentes de la <text:span text:style-name="T21">séptima</text:span> iteración.</text:p>
        </text:list-item>
        <text:list-item>
          <text:p text:style-name="P30"><text:span text:style-name="T3">Comentar la c</text:span>orrección y revisión del código</text:p>
        </text:list-item>
        <text:list-item>
          <text:p text:style-name="P31">Acciones a realizar.</text:p>
        </text:list-item>
        <text:list-item>
          <text:p text:style-name="P31">Ruegos y preguntas.</text:p>
        </text:list-item>
        <text:list-item>
          <text:p text:style-name="P31">Acuerdo de la realización de la próxima reunión.</text:p>
        </text:list-item>
      </text:list>
      <text:p text:style-name="P3"/>
      <text:p text:style-name="P4">Plantilla de punto de la reunión:</text:p>
      <text:p text:style-name="P4"><draw:frame draw:style-name="fr1" draw:name="Frame1" text:anchor-type="as-char" svg:width="21.59cm" style:rel-width="100%" draw:z-index="0"><draw:text-box fo:min-height="0.499cm"><text:p text:style-name="P10">Título:</text:p><text:p text:style-name="P10">Descripción:</text:p><text:p text:style-name="P10">Resolución:</text:p></draw:text-box></draw:frame></text:p>
      <text:p text:style-name="P5">Plantilla de actividad de iteración:</text:p>
      <text:p text:style-name="P5"><draw:frame draw:style-name="fr2" draw:name="Frame2" text:anchor-type="as-char" svg:y="-4.339cm" svg:width="21.59cm" style:rel-width="100%" draw:z-index="1"><draw:text-box fo:min-height="0.499cm"><text:p text:style-name="P23">Identificado<text:span text:style-name="T2">r:</text:span></text:p><text:p text:style-name="P10">Título:</text:p><text:p text:style-name="P10">Descripción:</text:p><text:p text:style-name="P20">Duración:</text:p><text:p text:style-name="P21">Subactividades:</text:p><text:p text:style-name="P22">Riesgos asociados:</text:p></draw:text-box></draw:frame></text:p>
      <text:p text:style-name="P6">Plantilla de riesgos:</text:p>
      <text:p text:style-name="P6"><draw:frame draw:style-name="fr1" draw:name="Frame3" text:anchor-type="as-char" svg:width="21.59cm" style:rel-width="100%" draw:z-index="2"><draw:text-box fo:min-height="0.499cm"><text:p text:style-name="P24">Identificador:</text:p><text:p text:style-name="P10">Título:</text:p><text:p text:style-name="P10">Descripción:</text:p><text:p text:style-name="P24">Probabilidad de aparición:</text:p><text:p text:style-name="P25">Formas de paliar:</text:p><text:p text:style-name="P25">Soluciones si ocurre:</text:p></draw:text-box></draw:frame></text:p>
      <text:p text:style-name="P6"/>
      <table:table table:name="ControlDeVersiones" table:style-name="ControlDeVersiones">
        <table:table-column table:style-name="ControlDeVersiones.A" table:number-columns-repeated="3"/>
        <table:table-row>
          <table:table-cell table:style-name="ControlDeVersiones.A1" office:value-type="string">
            <text:p text:style-name="P8">Versión</text:p>
          </table:table-cell>
          <table:table-cell table:style-name="ControlDeVersiones.A1" office:value-type="string">
            <text:p text:style-name="P8">Descripción</text:p>
          </table:table-cell>
          <table:table-cell table:style-name="ControlDeVersiones.C1" office:value-type="string">
            <text:p text:style-name="P8">Fecha</text:p>
          </table:table-cell>
        </table:table-row>
        <table:table-row>
          <table:table-cell table:style-name="ControlDeVersiones.A2" office:value-type="string">
            <text:p text:style-name="P8">1.0</text:p>
          </table:table-cell>
          <table:table-cell table:style-name="ControlDeVersiones.A2" office:value-type="string">
            <text:p text:style-name="P8">Versión inicial, definidos los puntos a tratar de la reunión y plantillas.</text:p>
          </table:table-cell>
          <table:table-cell table:style-name="ControlDeVersiones.C2" office:value-type="string">
            <text:p text:style-name="P9"><text:span text:style-name="T24">26</text:span>/<text:span text:style-name="T4">11</text:span>/2017</text:p>
          </table:table-cell>
        </table:table-row>
      </table:table>
      <text:p text:style-name="P6"/>
      <text:p text:style-name="P26"><draw:frame draw:style-name="fr1" draw:name="Frame4" text:anchor-type="as-char" svg:width="17.59cm" style:rel-width="100%" draw:z-index="3"><draw:text-box fo:min-height="0.499cm"><text:p text:style-name="P11">Título:<text:span text:style-name="T6">Experiencias aprendidas en la realización de las actividades esta semana.</text:span></text:p><text:p text:style-name="P10">Descripción: <text:span text:style-name="T7">Qué se ha aprendido y realizado durante esta semana.</text:span></text:p><text:p text:style-name="P10">Resolución: <text:span text:style-name="T25">Han sido soluciones fáciles y directas aunque en cuanto a los turnos y enemigos se ha tenido que tener en cuenta todo el código para saber qué partes había que modificar exactamente.</text:span></text:p></draw:text-box></draw:frame></text:p>
      <text:p text:style-name="P6"><draw:frame draw:style-name="fr1" draw:name="Frame5" text:anchor-type="as-char" svg:width="17.59cm" style:rel-width="100%" draw:z-index="4"><draw:text-box fo:min-height="0.499cm"><text:p text:style-name="P12">Título: <text:span text:style-name="T6">Comprobación del progreso de la sexta iteración.</text:span></text:p><text:p text:style-name="P10">Descripción: <text:span text:style-name="T9">¿Se han completado los requisitos? ¿Funciona? ¿Se puede decir que se ha terminado?</text:span></text:p><text:p text:style-name="P10">Resolución: <text:span text:style-name="T8">Se han completado todas las tareas.</text:span></text:p></draw:text-box></draw:frame></text:p>
      <text:p text:style-name="P6"><draw:frame draw:style-name="fr1" draw:name="Frame6" text:anchor-type="as-char" svg:width="17.59cm" style:rel-width="100%" draw:z-index="5"><draw:text-box fo:min-height="0.499cm"><text:p text:style-name="P13">Título: <text:span text:style-name="T11">(En el caso de decidirse la sexta iteración como terminada) Definición de la séptima iteración.</text:span></text:p><text:p text:style-name="P10">Descripción: <text:span text:style-name="T12">Pensar en objetivos, actividades y acciones a realizar</text:span></text:p><text:p text:style-name="P10">Resolución:</text:p><text:p text:style-name="P10"><text:tab/><text:span text:style-name="T13">- Añadir funcionalidad para la tecla 5 del numpad</text:span></text:p><text:p text:style-name="P10"><text:tab/><text:span text:style-name="T10">- Hacer que haya un botón que envie un mensaje a todos los jugadores actualmente conectados.</text:span></text:p><text:p text:style-name="P10"><text:tab/><text:span text:style-name="T25">- Funcionalidad de ataque básico.</text:span></text:p></draw:text-box></draw:frame><draw:frame draw:style-name="fr1" draw:name="Frame12" text:anchor-type="as-char" svg:width="17.59cm" style:rel-width="100%" draw:z-index="6"><draw:text-box fo:min-height="0.499cm"><text:p text:style-name="P23">Identificado<text:span text:style-name="T2">r:7A-001</text:span></text:p><text:p text:style-name="P17">Título: <text:span text:style-name="T26">Añadir funcionalidad para la tecla 5 del numpad</text:span></text:p><text:p text:style-name="P10">Descripción: <text:span text:style-name="T26">Hacer que al pulsar el 5 en el numpad funcione como el botón de acción (espacio)</text:span></text:p><text:p text:style-name="P10"/><text:p text:style-name="P20">Duración:<text:span text:style-name="T14">1 semana</text:span></text:p><text:p text:style-name="P21">Subactividades:</text:p><text:p text:style-name="P22">Riesgos asociados: <text:span text:style-name="T26">7R-001</text:span></text:p></draw:text-box></draw:frame><text:soft-page-break/><draw:frame draw:style-name="fr1" draw:name="Marco1" text:anchor-type="as-char" svg:width="17.59cm" style:rel-width="100%" draw:z-index="7"><draw:text-box fo:min-height="0.499cm"><text:p text:style-name="P23">Identificado<text:span text:style-name="T2">r:7A-002</text:span></text:p><text:p text:style-name="P18">Título: <text:span text:style-name="T10">Hacer que haya un botón que envie un mensaje a todos los jugadores actualmente conectados.</text:span></text:p><text:p text:style-name="P10">Descripción: <text:span text:style-name="T26">Utilizar Pusher para crear un botón que al pulsarlo ponga un texto en el html que pueda ser visible para el resto de jugadores actualmente conectados.</text:span></text:p><text:p text:style-name="P20">Duración:<text:span text:style-name="T14">1 semana</text:span></text:p><text:p text:style-name="P21">Subactividades:</text:p><text:p text:style-name="P22">Riesgos asociados: <text:span text:style-name="T27">7R-001</text:span></text:p></draw:text-box></draw:frame><draw:frame draw:style-name="fr1" draw:name="Marco2" text:anchor-type="as-char" svg:width="17.59cm" style:rel-width="100%" draw:z-index="12"><draw:text-box fo:min-height="0.499cm"><text:p text:style-name="P23">Identificado<text:span text:style-name="T2">r:7A-003</text:span></text:p><text:p text:style-name="P19">Título: <text:span text:style-name="T25"><text:s/>Funcionalidad de ataque básico.</text:span></text:p><text:p text:style-name="P10">Descripción: <text:span text:style-name="T27">Hacer que cuando una unidad se encuentre con otra enemiga, tenga la posibilidad de atacarla de forma que pasará a la posición de dicha unidad y destruirá a esa unidad.</text:span></text:p><text:p text:style-name="P20">Duración:<text:span text:style-name="T14">1 semana</text:span></text:p><text:p text:style-name="P21">Subactividades:</text:p><text:p text:style-name="P22">Riesgos asociados: <text:span text:style-name="T27">7R-001</text:span></text:p></draw:text-box></draw:frame></text:p>
      <text:p text:style-name="P6"><draw:frame draw:style-name="fr1" draw:name="Frame15" text:anchor-type="as-char" svg:width="17.59cm" style:rel-width="100%" draw:z-index="8"><draw:text-box fo:min-height="0.499cm"><text:p text:style-name="P24">Identificador:<text:span text:style-name="T28">7R-001</text:span></text:p><text:p text:style-name="P10">Título: <text:span text:style-name="T15">Falta de conocimiento de la tecnología.</text:span></text:p><text:p text:style-name="P10">Descripción: </text:p><text:p text:style-name="P24">Probabilidad de aparición: <text:span text:style-name="T16">Media</text:span></text:p><text:p text:style-name="P25">Formas de paliar: <text:span text:style-name="T17">Buscar en internet</text:span></text:p><text:p text:style-name="P25">Soluciones si ocurre: <text:span text:style-name="T18">Buscar en internet</text:span></text:p></draw:text-box></draw:frame><draw:frame draw:style-name="fr1" draw:name="Frame9" text:anchor-type="as-char" svg:width="17.59cm" style:rel-width="100%" draw:z-index="9"><draw:text-box fo:min-height="0.499cm"><text:p text:style-name="P14">Título:<text:span text:style-name="T19">Acciones a realizar.</text:span></text:p><text:p text:style-name="P10">Descripción:</text:p><text:p text:style-name="P10">Resolución: <text:span text:style-name="T23">Román se encargará del numpad y del ataque y Alés se encargará del botón del Pusher</text:span></text:p></draw:text-box></draw:frame></text:p>
      <text:p text:style-name="P6"><draw:frame draw:style-name="fr1" draw:name="Frame10" text:anchor-type="as-char" svg:width="17.59cm" style:rel-width="100%" draw:z-index="10"><draw:text-box fo:min-height="0.499cm"><text:p text:style-name="P15">Título:<text:span text:style-name="T19">Ruegos y preguntas.</text:span></text:p><text:p text:style-name="P10">Descripción:</text:p><text:p text:style-name="P10">Resolución: </text:p></draw:text-box></draw:frame></text:p>
      <text:p text:style-name="P6"><draw:frame draw:style-name="fr1" draw:name="Frame11" text:anchor-type="as-char" svg:width="17.59cm" style:rel-width="100%" draw:z-index="11"><draw:text-box fo:min-height="0.499cm"><text:p text:style-name="P16">Título:<text:span text:style-name="T19">Acuerdo de la realización de la próxima reunión.</text:span></text:p><text:p text:style-name="P10">Descripción:</text:p><text:p text:style-name="P10">Resolución:<text:span text:style-name="T20">Próxima reunión Sábado 18:00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09:46:17.605165274</meta:creation-date>
    <meta:generator>LibreOffice/5.3.2.2$Windows_x86 LibreOffice_project/6cd4f1ef626f15116896b1d8e1398b56da0d0ee1</meta:generator>
    <dc:date>2017-11-26T18:32:30.087000000</dc:date>
    <meta:editing-duration>PT28M39S</meta:editing-duration>
    <meta:editing-cycles>39</meta:editing-cycles>
    <meta:document-statistic meta:table-count="1" meta:image-count="0" meta:object-count="0" meta:page-count="4" meta:paragraph-count="88" meta:word-count="464" meta:character-count="3124" meta:non-whitespace-character-count="2740"/>
  </office:meta>
</office:document-meta>
</file>